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cc" draw:textarea-horizontal-align="justify" draw:textarea-vertical-align="middle" draw:auto-grow-height="false" fo:min-height="1.859cm" fo:min-width="1.99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ffcc99" draw:textarea-horizontal-align="justify" draw:textarea-vertical-align="middle" draw:auto-grow-height="false" fo:min-height="1.859cm" fo:min-width="1.99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solid" draw:fill-color="#ccffff" draw:textarea-horizontal-align="justify" draw:textarea-vertical-align="middle" draw:auto-grow-height="false" fo:min-height="1.859cm" fo:min-width="1.99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02cm" svg:stroke-color="#000000" draw:marker-start-width="0.432cm" draw:marker-end-width="0.43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1cm" svg:stroke-color="#000000" draw:marker-start-width="0.279cm" draw:marker-end="Arrow_20_concave" draw:marker-end-width="0.305cm" draw:marker-end-center="true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778cm" fo:min-width="0.619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000000" draw:marker-start-width="0.279cm" draw:marker-end="Arrow_20_concave" draw:marker-end-width="0.20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ffff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cc99"/>
      <style:paragraph-properties fo:text-align="center"/>
    </style:style>
    <style:style style:name="P4" style:family="paragraph">
      <loext:graphic-properties draw:fill="solid" draw:fill-color="#ccffff"/>
      <style:paragraph-properties fo:text-align="center"/>
    </style:style>
    <style:style style:name="P5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4cm" svg:height="2.159cm" svg:x="8.366cm" svg:y="4.175cm">
            <text:p/>
            <draw:enhanced-geometry svg:viewBox="0 0 21600 21600" draw:type="rectangle" draw:enhanced-path="M 0 0 L 21600 0 21600 21600 0 21600 0 0 Z N"/>
          </draw:custom-shape>
          <draw:path draw:style-name="gr2" draw:text-style-name="P2" draw:layer="layout" svg:width="0.816cm" svg:height="1.435cm" svg:x="8.874cm" svg:y="4.556cm" svg:viewBox="0 0 817 1436" svg:d="M0 17c199 29 425-105 597 96 191 222 206 642 189 986l15 241 16 96">
            <text:p/>
          </draw:path>
          <draw:path draw:style-name="gr2" draw:text-style-name="P2" draw:layer="layout" svg:width="0.816cm" svg:height="1.435cm" svg:x="9.707cm" svg:y="4.556cm" svg:viewBox="0 0 817 1436" svg:d="M817 17c-199 29-425-105-597 96-191 222-206 642-189 986l-15 241-16 96">
            <text:p/>
          </draw:path>
        </draw:g>
        <draw:g>
          <draw:custom-shape draw:style-name="gr3" draw:text-style-name="P3" draw:layer="layout" svg:width="2.54cm" svg:height="2.159cm" svg:x="13.954cm" svg:y="4.175cm">
            <text:p/>
            <draw:enhanced-geometry svg:viewBox="0 0 21600 21600" draw:type="rectangle" draw:enhanced-path="M 0 0 L 21600 0 21600 21600 0 21600 0 0 Z N"/>
          </draw:custom-shape>
          <draw:path draw:style-name="gr2" draw:text-style-name="P2" draw:layer="layout" svg:width="0.816cm" svg:height="1.435cm" svg:x="15.169cm" svg:y="4.556cm" svg:viewBox="0 0 817 1436" svg:d="M0 17c199 29 425-105 597 96 191 222 206 642 189 986l15 241 16 96">
            <text:p/>
          </draw:path>
          <draw:path draw:style-name="gr2" draw:text-style-name="P2" draw:layer="layout" svg:width="0.816cm" svg:height="1.435cm" svg:x="14.534cm" svg:y="4.556cm" svg:viewBox="0 0 817 1436" svg:d="M817 17c-199 29-425-105-597 96-191 222-206 642-189 986l-15 241-16 96">
            <text:p/>
          </draw:path>
        </draw:g>
        <draw:g>
          <draw:custom-shape draw:style-name="gr4" draw:text-style-name="P4" draw:layer="layout" svg:width="2.54cm" svg:height="2.159cm" svg:x="13.954cm" svg:y="7.731cm">
            <text:p/>
            <draw:enhanced-geometry svg:viewBox="0 0 21600 21600" draw:type="rectangle" draw:enhanced-path="M 0 0 L 21600 0 21600 21600 0 21600 0 0 Z N"/>
          </draw:custom-shape>
          <draw:path draw:style-name="gr5" draw:text-style-name="P2" draw:layer="layout" svg:width="2.016cm" svg:height="1.559cm" svg:x="14.223cm" svg:y="7.985cm" svg:viewBox="0 0 2017 1560" svg:d="M0 1525c361 158 586-257 649-553 61-288 96-600 265-842 266-382 517 174 505 433s73 315 90 580l367 334 141 78">
            <text:p/>
          </draw:path>
        </draw:g>
        <draw:g>
          <draw:line draw:style-name="gr5" draw:text-style-name="P2" draw:layer="layout" svg:x1="16.494cm" svg:y1="12.583cm" svg:x2="19.923cm" svg:y2="12.583cm">
            <text:p/>
          </draw:line>
          <draw:custom-shape draw:style-name="gr6" draw:text-style-name="P5" draw:layer="layout" svg:width="0.889cm" svg:height="0.762cm" draw:transform="rotate (-1.67132729170977) translate (18.835cm 12.12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18.907cm" svg:y1="12.075cm" svg:x2="18.907cm" svg:y2="12.964cm">
            <text:p/>
          </draw:line>
          <draw:line draw:style-name="gr5" draw:text-style-name="P2" draw:layer="layout" svg:x1="19.923cm" svg:y1="12.583cm" svg:x2="19.923cm" svg:y2="13.345cm">
            <text:p/>
          </draw:line>
          <draw:line draw:style-name="gr7" draw:text-style-name="P2" draw:layer="layout" svg:x1="19.415cm" svg:y1="13.345cm" svg:x2="20.431cm" svg:y2="13.345cm">
            <text:p/>
          </draw:line>
          <draw:line draw:style-name="gr7" draw:text-style-name="P2" draw:layer="layout" svg:x1="19.415cm" svg:y1="13.599cm" svg:x2="20.431cm" svg:y2="13.599cm">
            <text:p/>
          </draw:line>
          <draw:line draw:style-name="gr5" draw:text-style-name="P2" draw:layer="layout" svg:x1="19.923cm" svg:y1="13.599cm" svg:x2="19.923cm" svg:y2="14.361cm">
            <text:p/>
          </draw:line>
          <draw:line draw:style-name="gr5" draw:text-style-name="P2" draw:layer="layout" svg:x1="19.415cm" svg:y1="14.361cm" svg:x2="20.558cm" svg:y2="14.361cm">
            <text:p/>
          </draw:line>
          <draw:line draw:style-name="gr5" draw:text-style-name="P2" draw:layer="layout" svg:x1="19.669cm" svg:y1="14.361cm" svg:x2="19.542cm" svg:y2="14.615cm">
            <text:p/>
          </draw:line>
          <draw:line draw:style-name="gr5" draw:text-style-name="P2" draw:layer="layout" svg:x1="19.923cm" svg:y1="14.361cm" svg:x2="19.796cm" svg:y2="14.615cm">
            <text:p/>
          </draw:line>
          <draw:line draw:style-name="gr5" draw:text-style-name="P2" draw:layer="layout" svg:x1="20.304cm" svg:y1="14.361cm" svg:x2="20.177cm" svg:y2="14.615cm">
            <text:p/>
          </draw:line>
          <draw:line draw:style-name="gr8" draw:text-style-name="P2" draw:layer="layout" svg:x1="18.78cm" svg:y1="12.583cm" svg:x2="21.955cm" svg:y2="12.583cm">
            <text:p/>
          </draw:line>
        </draw:g>
        <draw:custom-shape draw:style-name="gr9" draw:text-style-name="P5" draw:layer="layout" svg:width="1.651cm" svg:height="1.524cm" svg:x="2.143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3.032cm" svg:y1="4.429cm" svg:x2="3.032cm" svg:y2="2.016cm">
          <text:p/>
        </draw:line>
        <draw:line draw:style-name="gr5" draw:text-style-name="P2" draw:layer="layout" svg:x1="2.524cm" svg:y1="2.016cm" svg:x2="3.032cm" svg:y2="2.905cm">
          <text:p/>
        </draw:line>
        <draw:line draw:style-name="gr5" draw:text-style-name="P2" draw:layer="layout" svg:x1="3.54cm" svg:y1="2.016cm" svg:x2="3.032cm" svg:y2="2.905cm">
          <text:p/>
        </draw:line>
        <draw:g>
          <draw:custom-shape draw:style-name="gr1" draw:text-style-name="P1" draw:layer="layout" svg:width="2.54cm" svg:height="2.159cm" svg:x="4.81cm" svg:y="4.175cm">
            <text:p/>
            <draw:enhanced-geometry svg:viewBox="0 0 21600 21600" draw:type="rectangle" draw:enhanced-path="M 0 0 L 21600 0 21600 21600 0 21600 0 0 Z N"/>
          </draw:custom-shape>
          <draw:path draw:style-name="gr2" draw:text-style-name="P2" draw:layer="layout" svg:width="0.816cm" svg:height="1.435cm" svg:x="5.318cm" svg:y="4.556cm" svg:viewBox="0 0 817 1436" svg:d="M0 17c199 29 425-105 597 96 191 222 206 642 189 986l15 241 16 96">
            <text:p/>
          </draw:path>
          <draw:path draw:style-name="gr2" draw:text-style-name="P2" draw:layer="layout" svg:width="0.816cm" svg:height="1.435cm" svg:x="6.151cm" svg:y="4.556cm" svg:viewBox="0 0 817 1436" svg:d="M817 17c-199 29-425-105-597 96-191 222-206 642-189 986l-15 241-16 96">
            <text:p/>
          </draw:path>
        </draw:g>
        <draw:g>
          <draw:custom-shape draw:style-name="gr4" draw:text-style-name="P4" draw:layer="layout" svg:width="2.54cm" svg:height="2.159cm" svg:x="13.954cm" svg:y="11.541cm">
            <text:p/>
            <draw:enhanced-geometry svg:viewBox="0 0 21600 21600" draw:type="rectangle" draw:enhanced-path="M 0 0 L 21600 0 21600 21600 0 21600 0 0 Z N"/>
          </draw:custom-shape>
          <draw:path draw:style-name="gr5" draw:text-style-name="P2" draw:layer="layout" svg:width="2.016cm" svg:height="1.559cm" svg:x="14.223cm" svg:y="11.795cm" svg:viewBox="0 0 2017 1560" svg:d="M0 1525c361 158 586-257 649-553 61-288 96-600 265-842 266-382 517 174 505 433s73 315 90 580l367 334 141 78">
            <text:p/>
          </draw:path>
        </draw:g>
        <draw:g>
          <draw:line draw:style-name="gr5" draw:text-style-name="P2" draw:layer="layout" svg:x1="16.494cm" svg:y1="8.747cm" svg:x2="19.923cm" svg:y2="8.747cm">
            <text:p/>
          </draw:line>
          <draw:custom-shape draw:style-name="gr6" draw:text-style-name="P5" draw:layer="layout" svg:width="0.889cm" svg:height="0.762cm" draw:transform="rotate (-1.67132729170977) translate (18.835cm 8.2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18.907cm" svg:y1="8.239cm" svg:x2="18.907cm" svg:y2="9.128cm">
            <text:p/>
          </draw:line>
          <draw:line draw:style-name="gr5" draw:text-style-name="P2" draw:layer="layout" svg:x1="19.923cm" svg:y1="8.747cm" svg:x2="19.923cm" svg:y2="9.509cm">
            <text:p/>
          </draw:line>
          <draw:line draw:style-name="gr7" draw:text-style-name="P2" draw:layer="layout" svg:x1="19.415cm" svg:y1="9.509cm" svg:x2="20.431cm" svg:y2="9.509cm">
            <text:p/>
          </draw:line>
          <draw:line draw:style-name="gr7" draw:text-style-name="P2" draw:layer="layout" svg:x1="19.415cm" svg:y1="9.763cm" svg:x2="20.431cm" svg:y2="9.763cm">
            <text:p/>
          </draw:line>
          <draw:line draw:style-name="gr5" draw:text-style-name="P2" draw:layer="layout" svg:x1="19.923cm" svg:y1="9.763cm" svg:x2="19.923cm" svg:y2="10.525cm">
            <text:p/>
          </draw:line>
          <draw:line draw:style-name="gr5" draw:text-style-name="P2" draw:layer="layout" svg:x1="19.415cm" svg:y1="10.525cm" svg:x2="20.558cm" svg:y2="10.525cm">
            <text:p/>
          </draw:line>
          <draw:line draw:style-name="gr5" draw:text-style-name="P2" draw:layer="layout" svg:x1="19.669cm" svg:y1="10.525cm" svg:x2="19.542cm" svg:y2="10.779cm">
            <text:p/>
          </draw:line>
          <draw:line draw:style-name="gr5" draw:text-style-name="P2" draw:layer="layout" svg:x1="19.923cm" svg:y1="10.525cm" svg:x2="19.796cm" svg:y2="10.779cm">
            <text:p/>
          </draw:line>
          <draw:line draw:style-name="gr5" draw:text-style-name="P2" draw:layer="layout" svg:x1="20.304cm" svg:y1="10.525cm" svg:x2="20.177cm" svg:y2="10.779cm">
            <text:p/>
          </draw:line>
          <draw:line draw:style-name="gr8" draw:text-style-name="P2" draw:layer="layout" svg:x1="18.78cm" svg:y1="8.747cm" svg:x2="21.955cm" svg:y2="8.747cm">
            <text:p/>
          </draw:line>
        </draw:g>
        <draw:g>
          <draw:line draw:style-name="gr5" draw:text-style-name="P2" draw:layer="layout" svg:x1="16.589cm" svg:y1="5.217cm" svg:x2="20.018cm" svg:y2="5.217cm">
            <text:p/>
          </draw:line>
          <draw:custom-shape draw:style-name="gr6" draw:text-style-name="P5" draw:layer="layout" svg:width="0.889cm" svg:height="0.762cm" draw:transform="rotate (-1.67132729170977) translate (18.93cm 4.7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19.002cm" svg:y1="4.709cm" svg:x2="19.002cm" svg:y2="5.598cm">
            <text:p/>
          </draw:line>
          <draw:line draw:style-name="gr5" draw:text-style-name="P2" draw:layer="layout" svg:x1="20.018cm" svg:y1="5.217cm" svg:x2="20.018cm" svg:y2="5.979cm">
            <text:p/>
          </draw:line>
          <draw:line draw:style-name="gr7" draw:text-style-name="P2" draw:layer="layout" svg:x1="19.51cm" svg:y1="5.979cm" svg:x2="20.526cm" svg:y2="5.979cm">
            <text:p/>
          </draw:line>
          <draw:line draw:style-name="gr7" draw:text-style-name="P2" draw:layer="layout" svg:x1="19.51cm" svg:y1="6.233cm" svg:x2="20.526cm" svg:y2="6.233cm">
            <text:p/>
          </draw:line>
          <draw:line draw:style-name="gr5" draw:text-style-name="P2" draw:layer="layout" svg:x1="20.018cm" svg:y1="6.233cm" svg:x2="20.018cm" svg:y2="6.995cm">
            <text:p/>
          </draw:line>
          <draw:line draw:style-name="gr5" draw:text-style-name="P2" draw:layer="layout" svg:x1="19.51cm" svg:y1="6.995cm" svg:x2="20.653cm" svg:y2="6.995cm">
            <text:p/>
          </draw:line>
          <draw:line draw:style-name="gr5" draw:text-style-name="P2" draw:layer="layout" svg:x1="19.764cm" svg:y1="6.995cm" svg:x2="19.637cm" svg:y2="7.249cm">
            <text:p/>
          </draw:line>
          <draw:line draw:style-name="gr5" draw:text-style-name="P2" draw:layer="layout" svg:x1="20.018cm" svg:y1="6.995cm" svg:x2="19.891cm" svg:y2="7.249cm">
            <text:p/>
          </draw:line>
          <draw:line draw:style-name="gr5" draw:text-style-name="P2" draw:layer="layout" svg:x1="20.399cm" svg:y1="6.995cm" svg:x2="20.272cm" svg:y2="7.249cm">
            <text:p/>
          </draw:line>
          <draw:line draw:style-name="gr8" draw:text-style-name="P2" draw:layer="layout" svg:x1="18.875cm" svg:y1="5.217cm" svg:x2="22.05cm" svg:y2="5.217cm">
            <text:p/>
          </draw:line>
        </draw:g>
        <draw:line draw:style-name="gr10" draw:text-style-name="P2" draw:layer="layout" svg:x1="3.794cm" svg:y1="5.191cm" svg:x2="4.81cm" svg:y2="5.191cm">
          <text:p/>
        </draw:line>
        <draw:line draw:style-name="gr10" draw:text-style-name="P2" draw:layer="layout" svg:x1="7.35cm" svg:y1="5.191cm" svg:x2="8.366cm" svg:y2="5.191cm">
          <text:p/>
        </draw:line>
        <draw:line draw:style-name="gr10" draw:text-style-name="P2" draw:layer="layout" svg:x1="12.938cm" svg:y1="8.747cm" svg:x2="13.954cm" svg:y2="8.747cm">
          <text:p/>
        </draw:line>
        <draw:line draw:style-name="gr10" draw:text-style-name="P2" draw:layer="layout" svg:x1="12.938cm" svg:y1="5.191cm" svg:x2="13.954cm" svg:y2="5.191cm">
          <text:p/>
        </draw:line>
        <draw:line draw:style-name="gr10" draw:text-style-name="P2" draw:layer="layout" svg:x1="12.938cm" svg:y1="12.684cm" svg:x2="13.954cm" svg:y2="12.684cm">
          <text:p/>
        </draw:line>
        <draw:line draw:style-name="gr10" draw:text-style-name="P2" draw:layer="layout" svg:x1="12.938cm" svg:y1="15.859cm" svg:x2="13.954cm" svg:y2="15.859cm">
          <text:p/>
        </draw:line>
        <draw:line draw:style-name="gr5" draw:text-style-name="P2" draw:layer="layout" svg:x1="10.906cm" svg:y1="5.191cm" svg:x2="13.065cm" svg:y2="5.191cm">
          <text:p/>
        </draw:line>
        <draw:line draw:style-name="gr5" draw:text-style-name="P2" draw:layer="layout" svg:x1="12.811cm" svg:y1="16.875cm" svg:x2="12.938cm" svg:y2="5.191cm">
          <text:p/>
        </draw:line>
        <draw:line draw:style-name="gr5" draw:text-style-name="P2" draw:layer="layout" svg:x1="15.224cm" svg:y1="13.827cm" svg:x2="15.224cm" svg:y2="14.335cm">
          <text:p/>
        </draw:line>
        <draw:line draw:style-name="gr5" draw:text-style-name="P2" draw:layer="layout" svg:x1="15.224cm" svg:y1="14.589cm" svg:x2="15.224cm" svg:y2="15.097cm">
          <text:p/>
        </draw:line>
        <draw:line draw:style-name="gr5" draw:text-style-name="P2" draw:layer="layout" svg:x1="15.224cm" svg:y1="15.351cm" svg:x2="15.224cm" svg:y2="15.8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2:06:47.445560746</meta:creation-date>
    <dc:date>2018-02-14T12:39:17.883847601</dc:date>
    <meta:editing-duration>PT11M25S</meta:editing-duration>
    <meta:editing-cycles>2</meta:editing-cycles>
    <meta:generator>LibreOffice/5.4.2.2$Linux_X86_64 LibreOffice_project/40m0$Build-2</meta:generator>
    <meta:document-statistic meta:object-count="72"/>
  </office:meta>
</office:document-meta>
</file>